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Veg1/Veg2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UKESM: Veg change lineplot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UKEMS: JASMIN delta parameter</text:p>
          </table:table-cell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UKESM: plot JASMIN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FireMIP: Extra slide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office:value-type="string" calcext:value-type="string">
            <text:p>Maverick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FireMIP: Fire rescaled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FireMIP: run production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FireMIP: lifeforms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railtickets 22/23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Read Elenours proposal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Send to Martin and Mel: https://jobs.exeter.ac.uk/hrpr_webrecruitment/wrd/run/ETREC107GF.open?VACANCY_ID=464814FdpE&amp;WVID=3817591jNg&amp;LANG=USA</text:p>
          </table:table-cell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0:08:21.092277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9-20T13:50:06.760212145</dc:date>
    <meta:editing-duration>P76DT19H45M39S</meta:editing-duration>
    <meta:editing-cycles>140</meta:editing-cycles>
    <meta:generator>LibreOffice/4.3.7.2$Linux_X86_64 LibreOffice_project/430$Build-2</meta:generator>
    <meta:document-statistic meta:table-count="2" meta:cell-count="46" meta:object-count="0"/>
  </office:meta>
</office:document-meta>
</file>